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5cf1f" officeooo:paragraph-rsid="0015cf1f"/>
    </style:style>
    <style:style style:name="P2" style:family="paragraph" style:parent-style-name="Standard">
      <style:paragraph-properties fo:text-align="end" style:justify-single-word="false"/>
      <style:text-properties officeooo:rsid="00241e18" officeooo:paragraph-rsid="00241e18"/>
    </style:style>
    <style:style style:name="P3" style:family="paragraph" style:parent-style-name="Standard">
      <style:paragraph-properties fo:text-align="start" style:justify-single-word="false"/>
      <style:text-properties officeooo:rsid="003ca394" officeooo:paragraph-rsid="003ca394"/>
    </style:style>
    <style:style style:name="P4" style:family="paragraph" style:parent-style-name="Standard">
      <style:paragraph-properties fo:text-align="end" style:justify-single-word="false"/>
      <style:text-properties officeooo:rsid="003ca394" officeooo:paragraph-rsid="003ca394"/>
    </style:style>
    <style:style style:name="P5" style:family="paragraph" style:parent-style-name="Text_20_body">
      <style:text-properties style:font-name="0" fo:font-size="12pt" fo:font-style="normal" fo:font-weight="normal" officeooo:rsid="0020f767" officeooo:paragraph-rsid="001c5c25" style:font-size-asian="12pt" style:font-style-asian="normal" style:font-weight-asian="normal"/>
    </style:style>
    <style:style style:name="P6" style:family="paragraph" style:parent-style-name="Standard">
      <style:paragraph-properties fo:text-align="start" style:justify-single-word="false"/>
      <style:text-properties officeooo:rsid="003ed98a" officeooo:paragraph-rsid="0044e11d"/>
    </style:style>
    <style:style style:name="P7" style:family="paragraph" style:parent-style-name="Standard">
      <style:paragraph-properties fo:text-align="start" style:justify-single-word="false"/>
      <style:text-properties officeooo:rsid="0044a4cc" officeooo:paragraph-rsid="004a7c32"/>
    </style:style>
    <style:style style:name="P8" style:family="paragraph" style:parent-style-name="Text_20_body" style:list-style-name="L1" style:master-page-name="">
      <loext:graphic-properties draw:fill="none"/>
      <style:paragraph-properties fo:margin-top="0in" fo:margin-bottom="0.0972in" loext:contextual-spacing="false" fo:line-height="115%" style:page-number="auto" fo:background-color="transparent"/>
      <style:text-properties style:font-name="0" fo:font-size="12pt" fo:font-style="normal" fo:font-weight="bold" officeooo:rsid="003dc3c2" officeooo:paragraph-rsid="003dc3c2" style:font-size-asian="12pt" style:font-style-asian="normal" style:font-weight-asian="bold" style:font-weight-complex="bold"/>
    </style:style>
    <style:style style:name="P9" style:family="paragraph" style:parent-style-name="Text_20_body" style:list-style-name="L1">
      <loext:graphic-properties draw:fill="none"/>
      <style:paragraph-properties fo:margin-top="0in" fo:margin-bottom="0.0972in" loext:contextual-spacing="false" fo:line-height="115%" fo:background-color="transparent"/>
      <style:text-properties style:font-name="0" fo:font-size="12pt" fo:font-style="normal" fo:font-weight="bold" officeooo:rsid="003dc3c2" officeooo:paragraph-rsid="003dc3c2" style:font-size-asian="12pt" style:font-style-asian="normal" style:font-weight-asian="bold" style:font-weight-complex="bold"/>
    </style:style>
    <style:style style:name="P10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fo:background-color="transparent"/>
      <style:text-properties style:font-name="0" fo:font-size="12pt" fo:font-style="normal" fo:font-weight="normal" officeooo:rsid="0042dffe" officeooo:paragraph-rsid="0042dffe" style:font-size-asian="12pt" style:font-style-asian="normal" style:font-weight-asian="normal" style:font-weight-complex="normal"/>
    </style:style>
    <style:style style:name="P11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fo:background-color="transparent"/>
      <style:text-properties style:font-name="0" fo:font-size="12pt" fo:font-style="normal" fo:font-weight="bold" officeooo:rsid="003dc3c2" officeooo:paragraph-rsid="003dc3c2" style:font-size-asian="12pt" style:font-style-asian="normal" style:font-weight-asian="bold" style:font-weight-complex="bold"/>
    </style:style>
    <style:style style:name="P12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0" fo:font-size="12pt" fo:font-style="normal" fo:font-weight="normal" officeooo:rsid="004d5130" officeooo:paragraph-rsid="004d5130" style:font-size-asian="12pt" style:font-style-asian="normal" style:font-weight-asian="normal" style:font-weight-complex="normal"/>
    </style:style>
    <style:style style:name="P13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0" fo:font-size="12pt" fo:font-style="normal" fo:font-weight="normal" officeooo:rsid="004d5130" officeooo:paragraph-rsid="004d5130" style:font-size-asian="12pt" style:font-style-asian="normal" style:font-weight-asian="normal" style:font-weight-complex="normal"/>
    </style:style>
    <style:style style:name="P14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0" fo:font-size="12pt" fo:font-style="normal" fo:font-weight="normal" officeooo:rsid="0051ab0c" officeooo:paragraph-rsid="0051ab0c" style:font-size-asian="12pt" style:font-style-asian="normal" style:font-weight-asian="normal" style:font-weight-complex="normal"/>
    </style:style>
    <style:style style:name="T1" style:family="text">
      <style:text-properties officeooo:rsid="003e17ba"/>
    </style:style>
    <style:style style:name="T2" style:family="text">
      <style:text-properties officeooo:rsid="004278d6"/>
    </style:style>
    <style:style style:name="T3" style:family="text">
      <style:text-properties officeooo:rsid="0044a4cc"/>
    </style:style>
    <style:style style:name="T4" style:family="text">
      <style:text-properties officeooo:rsid="004e7797"/>
    </style:style>
    <style:style style:name="T5" style:family="text">
      <style:text-properties officeooo:rsid="0051ab0c"/>
    </style:style>
    <style:style style:name="T6" style:family="text">
      <style:text-properties officeooo:rsid="0052f434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Rich</text:p>
      <text:p text:style-name="P2">Research Methods</text:p>
      <text:p text:style-name="P4">Seminar <text:span text:style-name="T1">Review #3</text:span></text:p>
      <text:p text:style-name="P3"/>
      <text:p text:style-name="P7">Mauro Perego</text:p>
      <text:p text:style-name="P7">“Initialization of the thermo-mechanical state of an ice sheet”</text:p>
      <text:p text:style-name="P6"><text:span text:style-name="T2">10</text:span>/<text:span text:style-name="T3">14</text:span>/2019</text:p>
      <text:p text:style-name="Horizontal_20_Line"/>
      <text:p text:style-name="P5"/>
      <text:list xml:id="list890492829" text:style-name="L1">
        <text:list-item>
          <text:p text:style-name="P8"><text:s text:c="2"/>Presentation Style</text:p>
        </text:list-item>
      </text:list>
      <text:p text:style-name="P12">As a caveat, Perego’<text:span text:style-name="T4">s talk seemed to cater to the geophysicists in the room. <text:s/>I have no physics background, so I was considerably out of my element. <text:s/>His presentation style was great though. <text:s/>He seemed really knowledgable about his work. <text:s/>The graphics were quite informative and helped me grasped his message a little clearer. <text:s/></text:span></text:p>
      <text:p text:style-name="P10"/>
      <text:list xml:id="list22945062928018" text:continue-numbering="true" text:style-name="L1">
        <text:list-item>
          <text:p text:style-name="P9"><text:s text:c="2"/>Intellectual Merit</text:p>
        </text:list-item>
      </text:list>
      <text:p text:style-name="P14">His research seems to have solid intellectual merit. <text:s/>Optimal parameter and hyper-parameter selection is a tricky part of modeling in all fields. <text:s/>His approaches to finding <text:span text:style-name="T6">and testing for</text:span> these values felt r<text:span text:style-name="T6">ationale </text:span>to me. </text:p>
      <text:p text:style-name="P11"/>
      <text:list xml:id="list22945794958810" text:continue-numbering="true" text:style-name="L1">
        <text:list-item>
          <text:p text:style-name="P9"><text:s text:c="2"/>Broader Impacts</text:p>
        </text:list-item>
      </text:list>
      <text:p text:style-name="P12">The broader impacts of his work <text:span text:style-name="T5">has important implications for science and well as society in general</text:span>. <text:s/><text:span text:style-name="T5">With</text:span> the world is contending with global warming, we need accurate <text:span text:style-name="T4">predictive </text:span>modeling techniques to understand the effect that shrinking ice sheets will have on rising sea levels <text:span text:style-name="T4">and</text:span> temperatures. <text:s/><text:span text:style-name="T4">This will give us the best chance to react properly to these changing conditions and perhaps limit their effec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4:15:01.544936773</meta:creation-date>
    <dc:date>2019-12-06T02:29:44.353081209</dc:date>
    <meta:editing-duration>P2DT6H59S</meta:editing-duration>
    <meta:editing-cycles>27</meta:editing-cycles>
    <meta:generator>LibreOffice/6.0.4.2$MacOSX_X86_64 LibreOffice_project/9b0d9b32d5dcda91d2f1a96dc04c645c450872bf</meta:generator>
    <meta:document-statistic meta:table-count="0" meta:image-count="0" meta:object-count="0" meta:page-count="1" meta:paragraph-count="12" meta:word-count="183" meta:character-count="1162" meta:non-whitespace-character-count="977"/>
  </office:meta>
</office:document-meta>
</file>